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" style:family="text">
      <style:text-properties fo:color="#000000" style:font-name="Segoe UI Semibold" fo:font-size="28pt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7pt" fo:font-weight="bold" style:font-name-asian="Segoe UI" style:font-size-asian="7pt" style:font-weight-asian="bold" style:font-name-complex="Segoe UI" style:font-size-complex="7pt" style:font-weight-complex="bold"/>
    </style:style>
    <style:style style:name="T4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00000" style:font-name="Segoe UI Semibold" fo:font-size="20pt" fo:font-weight="bold" style:font-name-asian="Segoe UI" style:font-size-asian="20pt" style:font-weight-asian="bold" style:font-name-complex="Segoe UI" style:font-size-complex="20pt" style:font-weight-complex="bold"/>
    </style:style>
    <style:style style:name="T9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0000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47cm" svg:y="0.786cm">
          <draw:text-box>
            <text:p text:style-name="P1"><text:span text:style-name="T1">Old Testament</text:span></text:p>
            <text:p text:style-name="P1"><text:span text:style-name="T2">Exodus 19:2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4"><text:span text:style-name="T3"><text:s/></text:span><text:span text:style-name="T4">2</text:span><text:span text:style-name="T5">They set out from Rephidim and came into the wilderness of Sinai, and they encamped in the wilderness. There Israel encamped before the mountain, </text:span><text:span text:style-name="T4">3</text:span><text:span text:style-name="T5">while Moses went up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2" draw:layer="layout" svg:width="24.638cm" svg:height="4.76cm" svg:x="1.524cm" svg:y="1.016cm">
          <draw:text-box>
            <text:p text:style-name="P4"><text:span text:style-name="T5">The L</text:span><text:span text:style-name="T6">ORD</text:span><text:span text:style-name="T5"> called to him out of the mountain, saying, “Thus you shall say to the house of Jacob, and tell the people of Israel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4" draw:text-style-name="P2" draw:layer="layout" svg:width="24.638cm" svg:height="4.76cm" svg:x="1.524cm" svg:y="1.016cm">
          <draw:text-box>
            <text:p text:style-name="P4"><text:span text:style-name="T7">4</text:span><text:span text:style-name="T5">You yourselves have seen what I did to the Egyptians, and how I bore you on eagles’ wings and brought you to myself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4"><text:span text:style-name="T7">5</text:span><text:span text:style-name="T5">Now therefore, if you will indeed obey my voice and keep my covenant, you shall be my treasured possession among all peoples, for all the earth is min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4" draw:text-style-name="P2" draw:layer="layout" svg:width="24.638cm" svg:height="4.76cm" svg:x="1.524cm" svg:y="1.016cm">
          <draw:text-box>
            <text:p text:style-name="P4"><text:span text:style-name="T7">6</text:span><text:span text:style-name="T5">and you shall be to me a kingdom of priests and a holy nation. These are the words that you shall speak to the people of Israe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>
        <office:forms form:automatic-focus="false" form:apply-design-mode="false"/>
        <draw:frame draw:style-name="gr4" draw:text-style-name="P5" draw:layer="layout" svg:width="24.638cm" svg:height="4.76cm" svg:x="1.524cm" svg:y="1.016cm">
          <draw:text-box>
            <text:p text:style-name="P4"><text:span text:style-name="T7">7</text:span><text:span text:style-name="T5">So Moses came and called the elders of the people and set before them all these words that the L</text:span><text:span text:style-name="T6">ORD</text:span><text:span text:style-name="T5"> had command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>
        <office:forms form:automatic-focus="false" form:apply-design-mode="false"/>
        <draw:frame draw:style-name="gr3" draw:text-style-name="P7" draw:layer="layout" svg:width="24.638cm" svg:height="6.263cm" svg:x="1.524cm" svg:y="1.016cm">
          <draw:text-box>
            <text:p text:style-name="P6"><text:span text:style-name="T9">8</text:span><text:span text:style-name="T10">All the people answered together and said, “All that the L</text:span><text:span text:style-name="T11">ORD</text:span><text:span text:style-name="T10"> has spoken we will do.” And Moses reported the words of the people to the L</text:span><text:span text:style-name="T11">ORD</text:span><text:span text:style-name="T10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46:13.730000000</meta:creation-date>
    <dc:title>1030 Wt. Intro</dc:title>
    <meta:editing-duration>PT3M12S</meta:editing-duration>
    <meta:editing-cycles>5</meta:editing-cycles>
    <meta:generator>LibreOffice/5.3.3.2$Windows_X86_64 LibreOffice_project/3d9a8b4b4e538a85e0782bd6c2d430bafe583448</meta:generator>
    <dc:date>2017-06-15T15:21:04.097000000</dc:date>
    <meta:document-statistic meta:object-count="56"/>
  </office:meta>
</office:document-meta>
</file>